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rear un fichero tarea.h y otro fichero tarea.c. En él, debemos crear:</text:p>
      <text:p text:style-name="Standard"/>
      <text:p text:style-name="Standard"><text:tab/>1.1: Una estructura llamada tarea, la cuál va a ser privada. Dicha estructura contendrá:</text:p>
      <text:list xml:id="list11167536641" text:style-name="L1">
        <text:list-item>
          <text:list>
            <text:list-item>
              <text:list>
                <text:list-item>
                  <text:p text:style-name="P4">Un campo llamado nombre_tarea, el cuál contendrá una cadena con un nombre.</text:p>
                </text:list-item>
                <text:list-item>
                  <text:p text:style-name="P4">Un campo llamado desc_tarea, el cuál contendrá una cadena con la descripción de la tarea</text:p>
                </text:list-item>
                <text:list-item>
                  <text:p text:style-name="P4">Un campo llamado id, el cuál tendrá un identificador numérico</text:p>
                </text:list-item>
                <text:list-item>
                  <text:p text:style-name="P4">Un campo llamado usuario, el cuál contendrá una cadena con el nombre del usuario.</text:p>
                </text:list-item>
                <text:list-item>
                  <text:p text:style-name="P4">Un campo llamado prioridad, el cuál contendrá la prioridad de dicha tarea donde 0 es la más importante y según va aumentando menos prioridad.</text:p>
                </text:list-item>
              </text:list>
            </text:list-item>
          </text:list>
        </text:list-item>
      </text:list>
      <text:p text:style-name="Standard"/>
      <text:p text:style-name="Standard"><text:tab/>1.2: Realizar todas las funciones dadas en clase como buenas maneras:</text:p>
      <text:list xml:id="list163718816" text:style-name="L2">
        <text:list-item>
          <text:list>
            <text:list-item>
              <text:list>
                <text:list-item>
                  <text:p text:style-name="P5">Función alloc</text:p>
                </text:list-item>
                <text:list-item>
                  <text:p text:style-name="P5">Función free</text:p>
                </text:list-item>
                <text:list-item>
                  <text:p text:style-name="P5">Función is_set</text:p>
                </text:list-item>
                <text:list-item>
                  <text:p text:style-name="P5">Función get</text:p>
                </text:list-item>
                <text:list-item>
                  <text:p text:style-name="P5">Función set</text:p>
                </text:list-item>
                <text:list-item>
                  <text:p text:style-name="P5">Función unset</text:p>
                </text:list-item>
                <text:list-item>
                  <text:p text:style-name="P5">Función imprimir: La cuál imprimirá una cadena del tipo:</text:p>
                </text:list-item>
              </text:list>
            </text:list-item>
          </text:list>
        </text:list-item>
      </text:list>
      <text:p text:style-name="Standard"/>
      <text:p text:style-name="P2"><text:tab/><text:tab/>La tarea número NUMERO_TAREA está enviada por NOMBRE_USUARIO. <text:tab/><text:tab/>Se llama NOMBRE_TAREA y la descripción es DESCRIPCION_TAREA</text:p>
      <text:p text:style-name="Standard"/>
      <text:p text:style-name="Standard">2-. Realizar un programa la cuál sirva de test para verificar que dichas funciones están correctas y devuelven los valores esperados. (Se valorará de forma positiva el uso de la sentencia assert)</text:p>
      <text:p text:style-name="Standard"/>
      <text:p text:style-name="P3">EXTRAS</text:p>
      <text:p text:style-name="P3"/>
      <text:p text:style-name="P3">3-. Usar automake y autoconf para configurar y compilar el proyecto existente.</text:p>
      <text:p text:style-name="P3"/>
      <text:p text:style-name="P3">4-. Generar un parche con todo el código desarrollado y enviarlo al correo &lt;<text:a xlink:type="simple" xlink:href="mailto:alvaro@soleta.eu">alvaro@soleta.eu</text:a>&gt;. Guardar dicho fichero también en la carpeta del proyecto.</text:p>
      <text:p text:style-name="P3"/>
      <text:p text:style-name="P3"/>
      <text:p text:style-name="P3"/>
      <text:p text:style-name="P3"/>
      <text:p text:style-name="P3"/>
      <text:p text:style-name="P3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3-05T12:38:07</dc:date>
    <dc:creator>alvaro </dc:creator>
    <meta:editing-duration>PT2M5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2" meta:word-count="316" meta:character-count="1894" meta:non-whitespace-character-count="1605"/>
  </office:meta>
</office:document-meta>
</file>